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6f9d4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7d7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unction Fourier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3" table:default-cell-style-name="Default"/>
        <table:table-column table:style-name="co3" table:number-columns-repeated="2" table:default-cell-style-name="ce7"/>
        <table:table-row table:style-name="ro1">
          <table:table-cell table:style-name="Default" office:value-type="string" calcext:value-type="string">
            <text:p>Group By Columns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olar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Default"/>
          <table:table-cell/>
          <table:table-cell table:style-name="Default" table:formula="of:=FORMULA([.E6])" office:value-type="string" office:string-value="{=FOURIER(B6:C40,B1,B2,B3,0)}" calcext:value-type="string">
            <text:p>{=FOURIER(B6:C40,B1,B2,B3,0)}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Invers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Source Array</text:p>
          </table:table-cell>
          <table:covered-table-cell table:style-name="ce6"/>
          <table:table-cell/>
          <table:table-cell table:style-name="ce4" office:value-type="string" calcext:value-type="string" table:number-columns-spanned="2" table:number-rows-spanned="1">
            <text:p>Transformed Array</text:p>
          </table:table-cell>
          <table:covered-table-cell table:style-name="Default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maginary</text:p>
          </table:table-cell>
          <table:table-cell table:style-name="ce1"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magin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2555411592569" calcext:value-type="float">
            <text:p>0.392555411592569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" table:number-matrix-rows-spanned="35" table:formula="of:=ORG.LIBREOFFICE.FOURIER([.B6:.C40];[.B1];[.B2];[.B3];0)" office:value-type="float" office:value="17.1775578743133" calcext:value-type="float">
            <text:p>17.1775578743133</text:p>
          </table:table-cell>
          <table:table-cell office:value-type="float" office:value="4.55248559181335E-015" calcext:value-type="float">
            <text:p>4.55248559181335E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843701681219" calcext:value-type="float">
            <text:p>1.20843701681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899" calcext:value-type="float">
            <text:p>3.42886879535899</text:p>
          </table:table-cell>
          <table:table-cell office:value-type="float" office:value="2.37164790000191" calcext:value-type="float">
            <text:p>2.37164790000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1477676762644" calcext:value-type="float">
            <text:p>0.851477676762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69" calcext:value-type="float">
            <text:p>-6.80271615433369</text:p>
          </table:table-cell>
          <table:table-cell office:value-type="float" office:value="-15.1345439297576" calcext:value-type="float">
            <text:p>-15.1345439297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534651907738" calcext:value-type="float">
            <text:p>1.78534651907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099" calcext:value-type="float">
            <text:p>-1.60544735660099</text:p>
          </table:table-cell>
          <table:table-cell office:value-type="float" office:value="-5.08653060378972" calcext:value-type="float">
            <text:p>-5.08653060378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7946506138316" calcext:value-type="float">
            <text:p>1.77946506138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56" calcext:value-type="float">
            <text:p>0.395847917447356</text:p>
          </table:table-cell>
          <table:table-cell office:value-type="float" office:value="-2.41926785527625" calcext:value-type="float">
            <text:p>-2.41926785527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1890060220168" calcext:value-type="float">
            <text:p>1.51890060220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4" calcext:value-type="float">
            <text:p>-1.49410383304834</text:p>
          </table:table-cell>
          <table:table-cell office:value-type="float" office:value="-2.39148041275" calcext:value-type="float">
            <text:p>-2.391480412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694666137238" calcext:value-type="float">
            <text:p>1.04694666137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809" calcext:value-type="float">
            <text:p>0.872235792989809</text:p>
          </table:table-cell>
          <table:table-cell office:value-type="float" office:value="-1.14394086206797" calcext:value-type="float">
            <text:p>-1.14394086206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110083951399" calcext:value-type="float">
            <text:p>0.831100839513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" calcext:value-type="float">
            <text:p>1.5332458505929</text:p>
          </table:table-cell>
          <table:table-cell office:value-type="float" office:value="0.678159168870984" calcext:value-type="float">
            <text:p>0.678159168870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3006228455127" calcext:value-type="float">
            <text:p>1.23006228455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48" calcext:value-type="float">
            <text:p>0.450563708411448</text:p>
          </table:table-cell>
          <table:table-cell office:value-type="float" office:value="0.229112487926344" calcext:value-type="float">
            <text:p>0.2291124879263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3409796396031" calcext:value-type="float">
            <text:p>0.133409796396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57" calcext:value-type="float">
            <text:p>0.545106616940357</text:p>
          </table:table-cell>
          <table:table-cell office:value-type="float" office:value="0.41102892774045" calcext:value-type="float">
            <text:p>0.411028927740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0471655802496" calcext:value-type="float">
            <text:p>0.130471655802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3" calcext:value-type="float">
            <text:p>2.22685996425193</text:p>
          </table:table-cell>
          <table:table-cell office:value-type="float" office:value="-2.43092236748301" calcext:value-type="float">
            <text:p>-2.430922367483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6478761838145" calcext:value-type="float">
            <text:p>0.386478761838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5" calcext:value-type="float">
            <text:p>-1.61522859107175</text:p>
          </table:table-cell>
          <table:table-cell office:value-type="float" office:value="-2.41682657284898" calcext:value-type="float">
            <text:p>-2.416826572848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703398287742919" calcext:value-type="float">
            <text:p>-0.70339828774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69" calcext:value-type="float">
            <text:p>1.30245078290169</text:p>
          </table:table-cell>
          <table:table-cell office:value-type="float" office:value="1.45443785733126" calcext:value-type="float">
            <text:p>1.45443785733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99115309693977" calcext:value-type="float">
            <text:p>-0.8991153096939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5" calcext:value-type="float">
            <text:p>1.57930628561185</text:p>
          </table:table-cell>
          <table:table-cell office:value-type="float" office:value="-1.33862736591677" calcext:value-type="float">
            <text:p>-1.338627365916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24045510064504" calcext:value-type="float">
            <text:p>-0.124045510064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6" calcext:value-type="float">
            <text:p>-1.07572227365276</text:p>
          </table:table-cell>
          <table:table-cell office:value-type="float" office:value="-0.921557968003805" calcext:value-type="float">
            <text:p>-0.921557968003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513553513012611" calcext:value-type="float">
            <text:p>-0.513553513012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7959" calcext:value-type="float">
            <text:p>-0.055782417923796</text:p>
          </table:table-cell>
          <table:table-cell office:value-type="float" office:value="-1.81336029451831" calcext:value-type="float">
            <text:p>-1.813360294518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613559196487517" calcext:value-type="float">
            <text:p>-0.613559196487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58" calcext:value-type="float">
            <text:p>-0.577666040004058</text:p>
          </table:table-cell>
          <table:table-cell office:value-type="float" office:value="1.38887243891951" calcext:value-type="float">
            <text:p>1.388872438919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607259491689" calcext:value-type="float">
            <text:p>0.32607259491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687" calcext:value-type="float">
            <text:p>-0.826878282157687</text:p>
          </table:table-cell>
          <table:table-cell office:value-type="float" office:value="-0.186591000796401" calcext:value-type="float">
            <text:p>-0.1865910007964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16297814625926" calcext:value-type="float">
            <text:p>0.031629781462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716" calcext:value-type="float">
            <text:p>-0.826878282157716</text:p>
          </table:table-cell>
          <table:table-cell office:value-type="float" office:value="0.186591000796415" calcext:value-type="float">
            <text:p>0.1865910007964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298725899815" calcext:value-type="float">
            <text:p>0.522987258998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43" calcext:value-type="float">
            <text:p>-0.577666040004043</text:p>
          </table:table-cell>
          <table:table-cell office:value-type="float" office:value="-1.38887243891955" calcext:value-type="float">
            <text:p>-1.388872438919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6798031445888" calcext:value-type="float">
            <text:p>0.436798031445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7774" calcext:value-type="float">
            <text:p>-0.055782417923777</text:p>
          </table:table-cell>
          <table:table-cell office:value-type="float" office:value="1.81336029451832" calcext:value-type="float">
            <text:p>1.813360294518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6212627320418" calcext:value-type="float">
            <text:p>0.846212627320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7" calcext:value-type="float">
            <text:p>-1.07572227365277</text:p>
          </table:table-cell>
          <table:table-cell office:value-type="float" office:value="0.9215579680038" calcext:value-type="float">
            <text:p>0.92155796800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3061096906024" calcext:value-type="float">
            <text:p>0.913061096906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7" calcext:value-type="float">
            <text:p>1.57930628561187</text:p>
          </table:table-cell>
          <table:table-cell office:value-type="float" office:value="1.33862736591677" calcext:value-type="float">
            <text:p>1.338627365916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666287534781" calcext:value-type="float">
            <text:p>1.2666287534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71" calcext:value-type="float">
            <text:p>1.30245078290171</text:p>
          </table:table-cell>
          <table:table-cell office:value-type="float" office:value="-1.45443785733124" calcext:value-type="float">
            <text:p>-1.454437857331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653650481107" calcext:value-type="float">
            <text:p>1.6653650481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5" calcext:value-type="float">
            <text:p>-1.61522859107175</text:p>
          </table:table-cell>
          <table:table-cell office:value-type="float" office:value="2.41682657284899" calcext:value-type="float">
            <text:p>2.416826572848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6582636202864" calcext:value-type="float">
            <text:p>1.36582636202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1" calcext:value-type="float">
            <text:p>2.22685996425191</text:p>
          </table:table-cell>
          <table:table-cell office:value-type="float" office:value="2.43092236748302" calcext:value-type="float">
            <text:p>2.430922367483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6722190894756" calcext:value-type="float">
            <text:p>1.467221908947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63" calcext:value-type="float">
            <text:p>0.545106616940363</text:p>
          </table:table-cell>
          <table:table-cell office:value-type="float" office:value="-0.411028927740452" calcext:value-type="float">
            <text:p>-0.4110289277404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6120489728397" calcext:value-type="float">
            <text:p>0.66120489728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49" calcext:value-type="float">
            <text:p>0.450563708411449</text:p>
          </table:table-cell>
          <table:table-cell office:value-type="float" office:value="-0.229112487926345" calcext:value-type="float">
            <text:p>-0.2291124879263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01534531762234" calcext:value-type="float">
            <text:p>0.701534531762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1" calcext:value-type="float">
            <text:p>1.53324585059291</text:p>
          </table:table-cell>
          <table:table-cell office:value-type="float" office:value="-0.678159168870967" calcext:value-type="float">
            <text:p>-0.6781591688709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5869368245062" calcext:value-type="float">
            <text:p>0.65869368245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797" calcext:value-type="float">
            <text:p>0.872235792989797</text:p>
          </table:table-cell>
          <table:table-cell office:value-type="float" office:value="1.14394086206799" calcext:value-type="float">
            <text:p>1.143940862067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87522455580069" calcext:value-type="float">
            <text:p>0.287522455580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5" calcext:value-type="float">
            <text:p>-1.49410383304835</text:p>
          </table:table-cell>
          <table:table-cell office:value-type="float" office:value="2.39148041275001" calcext:value-type="float">
            <text:p>2.3914804127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409911360506096" calcext:value-type="float">
            <text:p>-0.409911360506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28" calcext:value-type="float">
            <text:p>0.395847917447328</text:p>
          </table:table-cell>
          <table:table-cell office:value-type="float" office:value="2.41926785527626" calcext:value-type="float">
            <text:p>2.419267855276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583168875679498" calcext:value-type="float">
            <text:p>-0.583168875679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101" calcext:value-type="float">
            <text:p>-1.60544735660101</text:p>
          </table:table-cell>
          <table:table-cell office:value-type="float" office:value="5.08653060378972" calcext:value-type="float">
            <text:p>5.086530603789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799684083650078" calcext:value-type="float">
            <text:p>-0.799684083650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79" calcext:value-type="float">
            <text:p>-6.80271615433379</text:p>
          </table:table-cell>
          <table:table-cell office:value-type="float" office:value="15.1345439297575" calcext:value-type="float">
            <text:p>15.13454392975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621417306845244" calcext:value-type="float">
            <text:p>-0.621417306845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906" calcext:value-type="float">
            <text:p>3.42886879535906</text:p>
          </table:table-cell>
          <table:table-cell office:value-type="float" office:value="-2.37164790000196" calcext:value-type="float">
            <text:p>-2.37164790000196</text:p>
          </table:table-cell>
        </table:table-row>
      </table:table>
      <table:table table:name="Fourier Analysis" table:style-name="ta1">
        <table:table-column table:style-name="co3" table:default-cell-style-name="ce2"/>
        <table:table-column table:style-name="co3" table:number-columns-repeated="2" table:default-cell-style-name="ce5"/>
        <table:table-column table:style-name="co3" table:number-columns-repeated="6" table:default-cell-style-name="Default"/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pan text:style-name="T1">Fourier Transform</text:span></text:p>
          </table:table-cell>
          <table:table-cell table:number-columns-repeated="2"/>
          <table:table-cell office:value-type="string" calcext:value-type="string">
            <text:p><text:span text:style-name="T1">Fourier Transform</text:span>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Source Array</text:p>
          </table:table-cell>
          <table:covered-table-cell table:style-name="ce6"/>
          <table:table-cell/>
          <table:table-cell office:value-type="string" calcext:value-type="string">
            <text:p>Input data range : $B$6:$C$40</text:p>
          </table:table-cell>
          <table:table-cell table:number-columns-repeated="2"/>
          <table:table-cell office:value-type="string" calcext:value-type="string">
            <text:p>Input data range : $B$6:$C$40</text:p>
          </table:table-cell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maginary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/>
          <table:table-cell office:value-type="string" calcext:value-type="string">
            <text:p>Magnitude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2555411592569" calcext:value-type="float">
            <text:p>0.392555411592569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" table:number-matrix-rows-spanned="35" table:formula="of:=ORG.LIBREOFFICE.FOURIER([.$B$6:.$C$40];1;0)" office:value-type="float" office:value="17.1775578743133" calcext:value-type="float">
            <text:p>17.1775578743133</text:p>
          </table:table-cell>
          <table:table-cell office:value-type="float" office:value="4.55248559181335E-015" calcext:value-type="float">
            <text:p>4.55248559181335E-15</text:p>
          </table:table-cell>
          <table:table-cell/>
          <table:table-cell table:number-matrix-columns-spanned="2" table:number-matrix-rows-spanned="35" table:formula="of:=ORG.LIBREOFFICE.FOURIER([.$B$6:.$C$40];1;0;1;0)" office:value-type="float" office:value="17.1775578743133" calcext:value-type="float">
            <text:p>17.1775578743133</text:p>
          </table:table-cell>
          <table:table-cell office:value-type="float" office:value="2.65025193052673E-016" calcext:value-type="float">
            <text:p>2.65025193052673E-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843701681219" calcext:value-type="float">
            <text:p>1.20843701681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899" calcext:value-type="float">
            <text:p>3.42886879535899</text:p>
          </table:table-cell>
          <table:table-cell office:value-type="float" office:value="2.37164790000191" calcext:value-type="float">
            <text:p>2.37164790000191</text:p>
          </table:table-cell>
          <table:table-cell/>
          <table:table-cell office:value-type="float" office:value="4.16915518748944" calcext:value-type="float">
            <text:p>4.16915518748944</text:p>
          </table:table-cell>
          <table:table-cell office:value-type="float" office:value="0.605113892937284" calcext:value-type="float">
            <text:p>0.605113892937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1477676762644" calcext:value-type="float">
            <text:p>0.851477676762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69" calcext:value-type="float">
            <text:p>-6.80271615433369</text:p>
          </table:table-cell>
          <table:table-cell office:value-type="float" office:value="-15.1345439297576" calcext:value-type="float">
            <text:p>-15.1345439297576</text:p>
          </table:table-cell>
          <table:table-cell/>
          <table:table-cell office:value-type="float" office:value="16.5931120359682" calcext:value-type="float">
            <text:p>16.5931120359682</text:p>
          </table:table-cell>
          <table:table-cell office:value-type="float" office:value="-1.99322000923881" calcext:value-type="float">
            <text:p>-1.993220009238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534651907738" calcext:value-type="float">
            <text:p>1.78534651907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099" calcext:value-type="float">
            <text:p>-1.60544735660099</text:p>
          </table:table-cell>
          <table:table-cell office:value-type="float" office:value="-5.08653060378972" calcext:value-type="float">
            <text:p>-5.08653060378972</text:p>
          </table:table-cell>
          <table:table-cell/>
          <table:table-cell office:value-type="float" office:value="5.33387802617444" calcext:value-type="float">
            <text:p>5.33387802617444</text:p>
          </table:table-cell>
          <table:table-cell office:value-type="float" office:value="-1.87652762269615" calcext:value-type="float">
            <text:p>-1.87652762269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7946506138316" calcext:value-type="float">
            <text:p>1.77946506138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56" calcext:value-type="float">
            <text:p>0.395847917447356</text:p>
          </table:table-cell>
          <table:table-cell office:value-type="float" office:value="-2.41926785527625" calcext:value-type="float">
            <text:p>-2.41926785527625</text:p>
          </table:table-cell>
          <table:table-cell/>
          <table:table-cell office:value-type="float" office:value="2.45143886917874" calcext:value-type="float">
            <text:p>2.45143886917874</text:p>
          </table:table-cell>
          <table:table-cell office:value-type="float" office:value="-1.40861048708919" calcext:value-type="float">
            <text:p>-1.408610487089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1890060220168" calcext:value-type="float">
            <text:p>1.51890060220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4" calcext:value-type="float">
            <text:p>-1.49410383304834</text:p>
          </table:table-cell>
          <table:table-cell office:value-type="float" office:value="-2.39148041275" calcext:value-type="float">
            <text:p>-2.39148041275</text:p>
          </table:table-cell>
          <table:table-cell/>
          <table:table-cell office:value-type="float" office:value="2.81984482347817" calcext:value-type="float">
            <text:p>2.81984482347817</text:p>
          </table:table-cell>
          <table:table-cell office:value-type="float" office:value="-2.12922380028329" calcext:value-type="float">
            <text:p>-2.129223800283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694666137238" calcext:value-type="float">
            <text:p>1.04694666137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809" calcext:value-type="float">
            <text:p>0.872235792989809</text:p>
          </table:table-cell>
          <table:table-cell office:value-type="float" office:value="-1.14394086206797" calcext:value-type="float">
            <text:p>-1.14394086206797</text:p>
          </table:table-cell>
          <table:table-cell/>
          <table:table-cell office:value-type="float" office:value="1.43853952829993" calcext:value-type="float">
            <text:p>1.43853952829993</text:p>
          </table:table-cell>
          <table:table-cell office:value-type="float" office:value="-0.919353665468369" calcext:value-type="float">
            <text:p>-0.919353665468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110083951399" calcext:value-type="float">
            <text:p>0.831100839513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" calcext:value-type="float">
            <text:p>1.5332458505929</text:p>
          </table:table-cell>
          <table:table-cell office:value-type="float" office:value="0.678159168870984" calcext:value-type="float">
            <text:p>0.678159168870984</text:p>
          </table:table-cell>
          <table:table-cell/>
          <table:table-cell office:value-type="float" office:value="1.67652697463659" calcext:value-type="float">
            <text:p>1.67652697463659</text:p>
          </table:table-cell>
          <table:table-cell office:value-type="float" office:value="0.41643465415337" calcext:value-type="float">
            <text:p>0.416434654153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3006228455127" calcext:value-type="float">
            <text:p>1.23006228455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48" calcext:value-type="float">
            <text:p>0.450563708411448</text:p>
          </table:table-cell>
          <table:table-cell office:value-type="float" office:value="0.229112487926344" calcext:value-type="float">
            <text:p>0.229112487926344</text:p>
          </table:table-cell>
          <table:table-cell/>
          <table:table-cell office:value-type="float" office:value="0.505470263676584" calcext:value-type="float">
            <text:p>0.505470263676584</text:p>
          </table:table-cell>
          <table:table-cell office:value-type="float" office:value="0.470425948779914" calcext:value-type="float">
            <text:p>0.470425948779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3409796396031" calcext:value-type="float">
            <text:p>0.133409796396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57" calcext:value-type="float">
            <text:p>0.545106616940357</text:p>
          </table:table-cell>
          <table:table-cell office:value-type="float" office:value="0.41102892774045" calcext:value-type="float">
            <text:p>0.41102892774045</text:p>
          </table:table-cell>
          <table:table-cell/>
          <table:table-cell office:value-type="float" office:value="0.682704916689213" calcext:value-type="float">
            <text:p>0.682704916689213</text:p>
          </table:table-cell>
          <table:table-cell office:value-type="float" office:value="0.646077879418317" calcext:value-type="float">
            <text:p>0.6460778794183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0471655802496" calcext:value-type="float">
            <text:p>0.130471655802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3" calcext:value-type="float">
            <text:p>2.22685996425193</text:p>
          </table:table-cell>
          <table:table-cell office:value-type="float" office:value="-2.43092236748301" calcext:value-type="float">
            <text:p>-2.43092236748301</text:p>
          </table:table-cell>
          <table:table-cell/>
          <table:table-cell office:value-type="float" office:value="3.29670879167653" calcext:value-type="float">
            <text:p>3.29670879167653</text:p>
          </table:table-cell>
          <table:table-cell office:value-type="float" office:value="-0.829181229907423" calcext:value-type="float">
            <text:p>-0.8291812299074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6478761838145" calcext:value-type="float">
            <text:p>0.386478761838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5" calcext:value-type="float">
            <text:p>-1.61522859107175</text:p>
          </table:table-cell>
          <table:table-cell office:value-type="float" office:value="-2.41682657284898" calcext:value-type="float">
            <text:p>-2.41682657284898</text:p>
          </table:table-cell>
          <table:table-cell/>
          <table:table-cell office:value-type="float" office:value="2.90689079338123" calcext:value-type="float">
            <text:p>2.90689079338123</text:p>
          </table:table-cell>
          <table:table-cell office:value-type="float" office:value="-2.15994697868441" calcext:value-type="float">
            <text:p>-2.159946978684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703398287742919" calcext:value-type="float">
            <text:p>-0.70339828774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69" calcext:value-type="float">
            <text:p>1.30245078290169</text:p>
          </table:table-cell>
          <table:table-cell office:value-type="float" office:value="1.45443785733126" calcext:value-type="float">
            <text:p>1.45443785733126</text:p>
          </table:table-cell>
          <table:table-cell/>
          <table:table-cell office:value-type="float" office:value="1.95237484175544" calcext:value-type="float">
            <text:p>1.95237484175544</text:p>
          </table:table-cell>
          <table:table-cell office:value-type="float" office:value="0.840472341525339" calcext:value-type="float">
            <text:p>0.840472341525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99115309693977" calcext:value-type="float">
            <text:p>-0.8991153096939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5" calcext:value-type="float">
            <text:p>1.57930628561185</text:p>
          </table:table-cell>
          <table:table-cell office:value-type="float" office:value="-1.33862736591677" calcext:value-type="float">
            <text:p>-1.33862736591677</text:p>
          </table:table-cell>
          <table:table-cell/>
          <table:table-cell office:value-type="float" office:value="2.07029745895472" calcext:value-type="float">
            <text:p>2.07029745895472</text:p>
          </table:table-cell>
          <table:table-cell office:value-type="float" office:value="-0.70310180067089" calcext:value-type="float">
            <text:p>-0.703101800670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24045510064504" calcext:value-type="float">
            <text:p>-0.124045510064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6" calcext:value-type="float">
            <text:p>-1.07572227365276</text:p>
          </table:table-cell>
          <table:table-cell office:value-type="float" office:value="-0.921557968003805" calcext:value-type="float">
            <text:p>-0.921557968003805</text:p>
          </table:table-cell>
          <table:table-cell/>
          <table:table-cell office:value-type="float" office:value="1.41649126309482" calcext:value-type="float">
            <text:p>1.41649126309482</text:p>
          </table:table-cell>
          <table:table-cell office:value-type="float" office:value="-2.433228864029" calcext:value-type="float">
            <text:p>-2.433228864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513553513012611" calcext:value-type="float">
            <text:p>-0.513553513012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7959" calcext:value-type="float">
            <text:p>-0.055782417923796</text:p>
          </table:table-cell>
          <table:table-cell office:value-type="float" office:value="-1.81336029451831" calcext:value-type="float">
            <text:p>-1.81336029451831</text:p>
          </table:table-cell>
          <table:table-cell/>
          <table:table-cell office:value-type="float" office:value="1.81421807837011" calcext:value-type="float">
            <text:p>1.81421807837011</text:p>
          </table:table-cell>
          <table:table-cell office:value-type="float" office:value="-1.60154853447151" calcext:value-type="float">
            <text:p>-1.601548534471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613559196487517" calcext:value-type="float">
            <text:p>-0.613559196487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58" calcext:value-type="float">
            <text:p>-0.577666040004058</text:p>
          </table:table-cell>
          <table:table-cell office:value-type="float" office:value="1.38887243891951" calcext:value-type="float">
            <text:p>1.38887243891951</text:p>
          </table:table-cell>
          <table:table-cell/>
          <table:table-cell office:value-type="float" office:value="1.50421564456836" calcext:value-type="float">
            <text:p>1.50421564456836</text:p>
          </table:table-cell>
          <table:table-cell office:value-type="float" office:value="1.96495487990047" calcext:value-type="float">
            <text:p>1.964954879900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607259491689" calcext:value-type="float">
            <text:p>0.32607259491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687" calcext:value-type="float">
            <text:p>-0.826878282157687</text:p>
          </table:table-cell>
          <table:table-cell office:value-type="float" office:value="-0.186591000796401" calcext:value-type="float">
            <text:p>-0.186591000796401</text:p>
          </table:table-cell>
          <table:table-cell/>
          <table:table-cell office:value-type="float" office:value="0.847669685126376" calcext:value-type="float">
            <text:p>0.847669685126376</text:p>
          </table:table-cell>
          <table:table-cell office:value-type="float" office:value="-2.91965280961949" calcext:value-type="float">
            <text:p>-2.919652809619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16297814625926" calcext:value-type="float">
            <text:p>0.031629781462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26878282157716" calcext:value-type="float">
            <text:p>-0.826878282157716</text:p>
          </table:table-cell>
          <table:table-cell office:value-type="float" office:value="0.186591000796415" calcext:value-type="float">
            <text:p>0.186591000796415</text:p>
          </table:table-cell>
          <table:table-cell/>
          <table:table-cell office:value-type="float" office:value="0.847669685126408" calcext:value-type="float">
            <text:p>0.847669685126408</text:p>
          </table:table-cell>
          <table:table-cell office:value-type="float" office:value="2.91965280961948" calcext:value-type="float">
            <text:p>2.91965280961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298725899815" calcext:value-type="float">
            <text:p>0.522987258998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77666040004043" calcext:value-type="float">
            <text:p>-0.577666040004043</text:p>
          </table:table-cell>
          <table:table-cell office:value-type="float" office:value="-1.38887243891955" calcext:value-type="float">
            <text:p>-1.38887243891955</text:p>
          </table:table-cell>
          <table:table-cell/>
          <table:table-cell office:value-type="float" office:value="1.50421564456838" calcext:value-type="float">
            <text:p>1.50421564456838</text:p>
          </table:table-cell>
          <table:table-cell office:value-type="float" office:value="-1.96495487990045" calcext:value-type="float">
            <text:p>-1.964954879900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6798031445888" calcext:value-type="float">
            <text:p>0.436798031445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57824179237774" calcext:value-type="float">
            <text:p>-0.055782417923777</text:p>
          </table:table-cell>
          <table:table-cell office:value-type="float" office:value="1.81336029451832" calcext:value-type="float">
            <text:p>1.81336029451832</text:p>
          </table:table-cell>
          <table:table-cell/>
          <table:table-cell office:value-type="float" office:value="1.81421807837012" calcext:value-type="float">
            <text:p>1.81421807837012</text:p>
          </table:table-cell>
          <table:table-cell office:value-type="float" office:value="1.6015485344715" calcext:value-type="float">
            <text:p>1.60154853447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6212627320418" calcext:value-type="float">
            <text:p>0.846212627320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7572227365277" calcext:value-type="float">
            <text:p>-1.07572227365277</text:p>
          </table:table-cell>
          <table:table-cell office:value-type="float" office:value="0.9215579680038" calcext:value-type="float">
            <text:p>0.9215579680038</text:p>
          </table:table-cell>
          <table:table-cell/>
          <table:table-cell office:value-type="float" office:value="1.41649126309482" calcext:value-type="float">
            <text:p>1.41649126309482</text:p>
          </table:table-cell>
          <table:table-cell office:value-type="float" office:value="2.433228864029" calcext:value-type="float">
            <text:p>2.4332288640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13061096906024" calcext:value-type="float">
            <text:p>0.913061096906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7930628561187" calcext:value-type="float">
            <text:p>1.57930628561187</text:p>
          </table:table-cell>
          <table:table-cell office:value-type="float" office:value="1.33862736591677" calcext:value-type="float">
            <text:p>1.33862736591677</text:p>
          </table:table-cell>
          <table:table-cell/>
          <table:table-cell office:value-type="float" office:value="2.07029745895473" calcext:value-type="float">
            <text:p>2.07029745895473</text:p>
          </table:table-cell>
          <table:table-cell office:value-type="float" office:value="0.703101800670888" calcext:value-type="float">
            <text:p>0.7031018006708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666287534781" calcext:value-type="float">
            <text:p>1.2666287534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0245078290171" calcext:value-type="float">
            <text:p>1.30245078290171</text:p>
          </table:table-cell>
          <table:table-cell office:value-type="float" office:value="-1.45443785733124" calcext:value-type="float">
            <text:p>-1.45443785733124</text:p>
          </table:table-cell>
          <table:table-cell/>
          <table:table-cell office:value-type="float" office:value="1.95237484175544" calcext:value-type="float">
            <text:p>1.95237484175544</text:p>
          </table:table-cell>
          <table:table-cell office:value-type="float" office:value="-0.840472341525326" calcext:value-type="float">
            <text:p>-0.8404723415253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653650481107" calcext:value-type="float">
            <text:p>1.6653650481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1522859107175" calcext:value-type="float">
            <text:p>-1.61522859107175</text:p>
          </table:table-cell>
          <table:table-cell office:value-type="float" office:value="2.41682657284899" calcext:value-type="float">
            <text:p>2.41682657284899</text:p>
          </table:table-cell>
          <table:table-cell/>
          <table:table-cell office:value-type="float" office:value="2.90689079338124" calcext:value-type="float">
            <text:p>2.90689079338124</text:p>
          </table:table-cell>
          <table:table-cell office:value-type="float" office:value="2.15994697868441" calcext:value-type="float">
            <text:p>2.159946978684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6582636202864" calcext:value-type="float">
            <text:p>1.36582636202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2685996425191" calcext:value-type="float">
            <text:p>2.22685996425191</text:p>
          </table:table-cell>
          <table:table-cell office:value-type="float" office:value="2.43092236748302" calcext:value-type="float">
            <text:p>2.43092236748302</text:p>
          </table:table-cell>
          <table:table-cell/>
          <table:table-cell office:value-type="float" office:value="3.29670879167652" calcext:value-type="float">
            <text:p>3.29670879167652</text:p>
          </table:table-cell>
          <table:table-cell office:value-type="float" office:value="0.82918122990743" calcext:value-type="float">
            <text:p>0.829181229907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6722190894756" calcext:value-type="float">
            <text:p>1.467221908947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5106616940363" calcext:value-type="float">
            <text:p>0.545106616940363</text:p>
          </table:table-cell>
          <table:table-cell office:value-type="float" office:value="-0.411028927740452" calcext:value-type="float">
            <text:p>-0.411028927740452</text:p>
          </table:table-cell>
          <table:table-cell/>
          <table:table-cell office:value-type="float" office:value="0.682704916689218" calcext:value-type="float">
            <text:p>0.682704916689218</text:p>
          </table:table-cell>
          <table:table-cell office:value-type="float" office:value="-0.646077879418314" calcext:value-type="float">
            <text:p>-0.6460778794183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6120489728397" calcext:value-type="float">
            <text:p>0.66120489728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0563708411449" calcext:value-type="float">
            <text:p>0.450563708411449</text:p>
          </table:table-cell>
          <table:table-cell office:value-type="float" office:value="-0.229112487926345" calcext:value-type="float">
            <text:p>-0.229112487926345</text:p>
          </table:table-cell>
          <table:table-cell/>
          <table:table-cell office:value-type="float" office:value="0.505470263676586" calcext:value-type="float">
            <text:p>0.505470263676586</text:p>
          </table:table-cell>
          <table:table-cell office:value-type="float" office:value="-0.470425948779915" calcext:value-type="float">
            <text:p>-0.4704259487799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01534531762234" calcext:value-type="float">
            <text:p>0.701534531762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324585059291" calcext:value-type="float">
            <text:p>1.53324585059291</text:p>
          </table:table-cell>
          <table:table-cell office:value-type="float" office:value="-0.678159168870967" calcext:value-type="float">
            <text:p>-0.678159168870967</text:p>
          </table:table-cell>
          <table:table-cell/>
          <table:table-cell office:value-type="float" office:value="1.6765269746366" calcext:value-type="float">
            <text:p>1.6765269746366</text:p>
          </table:table-cell>
          <table:table-cell office:value-type="float" office:value="-0.416434654153358" calcext:value-type="float">
            <text:p>-0.4164346541533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5869368245062" calcext:value-type="float">
            <text:p>0.65869368245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2235792989797" calcext:value-type="float">
            <text:p>0.872235792989797</text:p>
          </table:table-cell>
          <table:table-cell office:value-type="float" office:value="1.14394086206799" calcext:value-type="float">
            <text:p>1.14394086206799</text:p>
          </table:table-cell>
          <table:table-cell/>
          <table:table-cell office:value-type="float" office:value="1.43853952829994" calcext:value-type="float">
            <text:p>1.43853952829994</text:p>
          </table:table-cell>
          <table:table-cell office:value-type="float" office:value="0.919353665468385" calcext:value-type="float">
            <text:p>0.9193536654683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87522455580069" calcext:value-type="float">
            <text:p>0.287522455580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9410383304835" calcext:value-type="float">
            <text:p>-1.49410383304835</text:p>
          </table:table-cell>
          <table:table-cell office:value-type="float" office:value="2.39148041275001" calcext:value-type="float">
            <text:p>2.39148041275001</text:p>
          </table:table-cell>
          <table:table-cell/>
          <table:table-cell office:value-type="float" office:value="2.81984482347819" calcext:value-type="float">
            <text:p>2.81984482347819</text:p>
          </table:table-cell>
          <table:table-cell office:value-type="float" office:value="2.12922380028329" calcext:value-type="float">
            <text:p>2.129223800283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409911360506096" calcext:value-type="float">
            <text:p>-0.409911360506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5847917447328" calcext:value-type="float">
            <text:p>0.395847917447328</text:p>
          </table:table-cell>
          <table:table-cell office:value-type="float" office:value="2.41926785527626" calcext:value-type="float">
            <text:p>2.41926785527626</text:p>
          </table:table-cell>
          <table:table-cell/>
          <table:table-cell office:value-type="float" office:value="2.45143886917875" calcext:value-type="float">
            <text:p>2.45143886917875</text:p>
          </table:table-cell>
          <table:table-cell office:value-type="float" office:value="1.4086104870892" calcext:value-type="float">
            <text:p>1.40861048708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583168875679498" calcext:value-type="float">
            <text:p>-0.583168875679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0544735660101" calcext:value-type="float">
            <text:p>-1.60544735660101</text:p>
          </table:table-cell>
          <table:table-cell office:value-type="float" office:value="5.08653060378972" calcext:value-type="float">
            <text:p>5.08653060378972</text:p>
          </table:table-cell>
          <table:table-cell/>
          <table:table-cell office:value-type="float" office:value="5.33387802617445" calcext:value-type="float">
            <text:p>5.33387802617445</text:p>
          </table:table-cell>
          <table:table-cell office:value-type="float" office:value="1.87652762269616" calcext:value-type="float">
            <text:p>1.87652762269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799684083650078" calcext:value-type="float">
            <text:p>-0.799684083650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80271615433379" calcext:value-type="float">
            <text:p>-6.80271615433379</text:p>
          </table:table-cell>
          <table:table-cell office:value-type="float" office:value="15.1345439297575" calcext:value-type="float">
            <text:p>15.1345439297575</text:p>
          </table:table-cell>
          <table:table-cell/>
          <table:table-cell office:value-type="float" office:value="16.5931120359682" calcext:value-type="float">
            <text:p>16.5931120359682</text:p>
          </table:table-cell>
          <table:table-cell office:value-type="float" office:value="1.99322000923882" calcext:value-type="float">
            <text:p>1.993220009238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621417306845244" calcext:value-type="float">
            <text:p>-0.621417306845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2886879535906" calcext:value-type="float">
            <text:p>3.42886879535906</text:p>
          </table:table-cell>
          <table:table-cell office:value-type="float" office:value="-2.37164790000196" calcext:value-type="float">
            <text:p>-2.37164790000196</text:p>
          </table:table-cell>
          <table:table-cell/>
          <table:table-cell office:value-type="float" office:value="4.16915518748952" calcext:value-type="float">
            <text:p>4.16915518748952</text:p>
          </table:table-cell>
          <table:table-cell office:value-type="float" office:value="-0.605113892937284" calcext:value-type="float">
            <text:p>-0.605113892937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28T20:54:52.900075793</meta:creation-date>
    <dc:date>2019-06-28T21:33:44.265752254</dc:date>
    <meta:editing-duration>PT38M50S</meta:editing-duration>
    <meta:editing-cycles>6</meta:editing-cycles>
    <meta:generator>LibreOfficeDev/6.4.0.0.alpha0$Linux_X86_64 LibreOffice_project/bb6333fb1ef0c360e87d90924a2540c96acbd504</meta:generator>
    <meta:document-statistic meta:table-count="2" meta:cell-count="446" meta:object-count="0"/>
  </office:meta>
</office:document-meta>
</file>